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swald" svg:font-family="Oswald"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swald1" svg:font-family="Oswald"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139in" fo:margin-bottom="0in" loext:contextual-spacing="false" fo:line-height="150%" fo:break-before="auto" fo:break-after="auto" fo:padding="0in" fo:border="none"/>
      <style:text-properties fo:color="#e31c60" style:font-name="Source Code Pro" fo:font-size="11pt" style:font-name-asian="Source Code Pro1" style:font-size-asian="11pt" style:font-name-complex="Source Code Pro1" style:font-size-complex="11pt"/>
    </style:style>
    <style:style style:name="P2" style:family="paragraph" style:parent-style-name="Standard" style:master-page-name="Standard">
      <style:paragraph-properties fo:margin-top="0in" fo:margin-bottom="0in" loext:contextual-spacing="false" fo:line-height="100%" fo:keep-together="auto" style:page-number="1" fo:break-before="auto" fo:break-after="auto" fo:padding="0in" fo:border="none" fo:keep-with-next="auto"/>
      <style:text-properties fo:color="#666666" style:font-name="Oswald" fo:font-size="14pt" style:font-name-asian="Oswald1" style:font-size-asian="14pt" style:font-name-complex="Oswald1" style:font-size-complex="14pt"/>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style:text-properties fo:font-size="15pt" fo:font-weight="bold" style:font-size-asian="15pt" style:font-weight-asian="bold" style:font-size-complex="15pt"/>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1" style:family="paragraph" style:parent-style-name="Standard">
      <style:paragraph-properties fo:break-before="auto" fo:break-after="auto" fo:padding="0in" fo:border="none"/>
    </style:style>
    <style:style style:name="P12" style:family="paragraph" style:parent-style-name="Heading_20_3">
      <style:paragraph-properties fo:margin-top="0.1945in" fo:margin-bottom="0.0555in" loext:contextual-spacing="false" fo:line-height="100%" fo:keep-together="auto" fo:keep-with-next="auto"/>
    </style:style>
    <style:style style:name="P13" style:family="paragraph" style:parent-style-name="Heading_20_4">
      <style:paragraph-properties fo:margin-top="0.1665in" fo:margin-bottom="0.028in" loext:contextual-spacing="false" fo:line-height="100%" fo:keep-together="auto" fo:keep-with-next="auto"/>
    </style:style>
    <style:style style:name="P14" style:family="paragraph" style:parent-style-name="Title">
      <style:paragraph-properties fo:keep-together="auto" fo:break-before="auto" fo:break-after="auto" fo:padding="0in" fo:border="none" fo:keep-with-next="auto"/>
    </style:style>
    <style:style style:name="P15" style:family="paragraph" style:parent-style-name="Title">
      <style:paragraph-properties fo:keep-together="auto" fo:break-before="auto" fo:break-after="auto" fo:padding="0in" fo:border="none" fo:keep-with-next="auto"/>
      <style:text-properties fo:font-size="17pt" style:font-size-asian="17pt" style:font-size-complex="17pt"/>
    </style:style>
    <style:style style:name="P16" style:family="paragraph" style:parent-style-name="Title">
      <style:paragraph-properties fo:keep-together="auto" fo:keep-with-next="auto"/>
    </style:style>
    <style:style style:name="P17" style:family="paragraph" style:parent-style-name="Title">
      <style:paragraph-properties fo:keep-together="auto" fo:keep-with-next="auto"/>
      <style:text-properties fo:font-size="17pt" style:font-size-asian="17pt" style:font-size-complex="17pt"/>
    </style:style>
    <style:style style:name="T1" style:family="text">
      <style:text-properties fo:font-size="48pt" style:font-size-asian="48pt" style:font-size-complex="48pt"/>
    </style:style>
    <style:style style:name="T2" style:family="text">
      <style:text-properties fo:font-size="29pt" style:font-size-asian="29pt" style:font-size-complex="29pt"/>
    </style:style>
    <style:style style:name="T3" style:family="text">
      <style:text-properties fo:font-size="17pt" style:font-size-asian="17pt" style:font-size-complex="17pt"/>
    </style:style>
    <style:style style:name="T4" style:family="text">
      <style:text-properties style:font-name="Source Code Pro" fo:font-size="13pt" fo:font-weight="bold" style:font-name-asian="Source Code Pro1" style:font-size-asian="13pt" style:font-weight-asian="bold" style:font-name-complex="Source Code Pro1" style:font-size-complex="13pt"/>
    </style:style>
    <style:style style:name="T5" style:family="text">
      <style:text-properties fo:font-weight="bold" style:font-weight-asian="bold"/>
    </style:style>
    <style:style style:name="T6" style:family="text">
      <style:text-properties fo:color="#424242" style:font-name="Source Code Pro" style:text-underline-style="none" fo:font-weight="bold" style:font-name-asian="Source Code Pro1" style:font-weight-asian="bold" style:font-name-complex="Source Code Pro1"/>
    </style:style>
    <style:style style:name="T7" style:family="text">
      <style:text-properties fo:font-size="11pt" fo:font-weight="bold" style:font-size-asian="11pt" style:font-weight-asian="bold" style:font-size-complex="11pt"/>
    </style:style>
    <style:style style:name="T8" style:family="text">
      <style:text-properties style:font-name="Oswald" fo:font-size="16pt" style:font-name-asian="Oswald1" style:font-size-asian="16pt" style:font-name-complex="Oswald1" style:font-size-complex="16pt"/>
    </style:style>
    <style:style style:name="T9" style:family="text">
      <style:text-properties fo:font-size="15pt" fo:font-weight="bold" style:font-size-asian="15pt" style:font-weight-asian="bold"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4"><text:bookmark text:name="_qx7grfv0718e"/><text:span text:style-name="T1"><text:s/></text:span><text:span text:style-name="T2">PROJECT TOPICS WEB2=&gt;WEB3</text:span></text:p>
      <text:p text:style-name="P15"><text:bookmark text:name="_gn9o0p3wnvae"/></text:p>
      <text:p text:style-name="Standard"/>
      <text:p text:style-name="P16"><text:bookmark text:name="_xg16mjevpw7m"/><text:span text:style-name="T3">PROJECT TOPIC <text:s/>1: ChainCheck</text:span></text:p>
      <text:p text:style-name="P12"><text:bookmark text:name="_u9n4m7ped8kb"/><text:span text:style-name="T4">ChainCheck: Decentralized Ticket Checking Platform</text:span></text:p>
      <text:p text:style-name="P3"><text:span text:style-name="T5">ChainCheck</text:span> is a Web3-powered ticket verification platform built on Ethereum, designed to securely manage and authenticate tickets for events, concerts, sports, and more. By leveraging blockchain technology, ChainCheck ensures that only legitimate ticket holders gain access to events, eliminating fraud, counterfeiting, and unauthorized transfers.</text:p>
      <text:p text:style-name="P13"><text:bookmark text:name="_vt5xavbwkeqk"/><text:span text:style-name="T6">Key Features:</text:span></text:p>
      <text:list xml:id="list1043312455" text:style-name="WWNum2">
        <text:list-item>
          <text:p text:style-name="P5"><text:span text:style-name="T7">NFT-Based Tickets</text:span>: Issue tickets as NFTs, providing verifiable ownership and eliminating the risk of counterfeit tickets. Each ticket is recorded immutably on the blockchain.</text:p>
        </text:list-item>
        <text:list-item>
          <text:p text:style-name="P7"><text:span text:style-name="T5">Smart Contracts</text:span>: Automate ticket sales, transfers, and validation processes, ensuring secure and tamper-proof interactions between organizers and attendees.</text:p>
        </text:list-item>
        <text:list-item>
          <text:p text:style-name="P7"><text:span text:style-name="T5">Real-Time Ticket Verification</text:span>: Event organizers can use the platform to verify the authenticity of tickets in real-time, ensuring smooth entry and preventing unauthorized access.</text:p>
        </text:list-item>
        <text:list-item>
          <text:p text:style-name="P7"><text:span text:style-name="T5">Decentralized Access Control</text:span>: Decentralized access management allows ticket holders to verify their entry via blockchain wallets, ensuring only legitimate tickets are used.</text:p>
        </text:list-item>
        <text:list-item>
          <text:p text:style-name="P7"><text:span text:style-name="T5">Transparent Transaction Records</text:span>: All transactions related to ticket purchases, transfers, and entry are immutably recorded on the blockchain, providing a secure audit trail.</text:p>
        </text:list-item>
        <text:list-item>
          <text:p text:style-name="P9"><text:span text:style-name="T5">Event Access Rewards</text:span>: Attendees can earn rewards for attending events, which can be redeemed for future tickets or other benefits on the platform.</text:p>
        </text:list-item>
      </text:list>
      <text:p text:style-name="P3"><text:span text:style-name="T5">ChainCheck</text:span> eliminates the traditional vulnerabilities in ticketing systems by integrating blockchain and NFT technology. It enhances event security, reduces ticket fraud, and ensures a seamless experience for both event organizers and attendees, all while fostering trust and transparency.</text:p>
      <text:p text:style-name="Standard"/>
      <text:p text:style-name="Standard"/>
      <text:p text:style-name="P17"><text:bookmark text:name="_r34fdyz4gus7"/></text:p>
      <text:p text:style-name="P17"><text:bookmark text:name="_f7h42tucb1jx"/></text:p>
      <text:p text:style-name="P3"><text:span text:style-name="T8">PROJECT TOPIC 2 : </text:span><text:span text:style-name="T9">ChainSphere </text:span></text:p>
      <text:p text:style-name="P4"/>
      <text:p text:style-name="P3">ChainSphere represents a paradigm shift in social media infrastructure, reimagining digital social interactions through a comprehensive Web3 decentralized application (Dapp) ecosystem. By integrating blockchain technology, smart contracts, and decentralized storage mechanisms, the platform fundamentally restructures user engagement, content ownership, and digital monetization strategies.</text:p>
      <text:p text:style-name="P3">At its core, ChainSphere leverages Ethereum's robust blockchain infrastructure to create a transparent, censorship-resistant social platform where users reclaim complete sovereignty over their digital presence. The platform's innovative architecture eliminates traditional centralized intermediaries, enabling direct peer-to-peer interactions secured by cryptographic protocols and smart contract logic.</text:p>
      <text:p text:style-name="P3">The platform's key technological innovations include automated content monetization through tokenized reward mechanisms, decentralized content storage via IPFS, and NFT-based digital content ownership. These features collectively empower creators by providing unprecedented control over their intellectual property and enabling new economic models based on genuine user engagement and value creation.</text:p>
      <text:p text:style-name="P3">By prioritizing user privacy, data autonomy, and transparent interaction protocols, ChainSphere challenges existing social media paradigms. It offers a revolutionary model where users are not products but active participants in a decentralized, community-driven digital ecosystem. The platform demonstrates how blockchain technology can reimagine social interactions, transforming them from extractive corporate models to collaborative, user-centric experiences.</text:p>
      <text:p text:style-name="P3"><text:soft-page-break/>ChainSphere is not merely a social media platform but a comprehensive Web3 solution that redefines digital social interactions, content creation, and value exchange in the emerging decentralized internet landscape.</text:p>
      <text:p text:style-name="Standard"/>
      <text:p text:style-name="Standard"/>
      <text:p text:style-name="P16"><text:bookmark text:name="_upei5ntu85qb"/><text:span text:style-name="T3">PROJECT TOPIC <text:s/>3: </text:span><text:span text:style-name="T4"><text:s/>VisionStream</text:span></text:p>
      <text:p text:style-name="P12"><text:bookmark text:name="_dcxz3pg242dl"/><text:span text:style-name="T4"><text:s/>VisionStream: Decentralized Video Sharing Platform</text:span></text:p>
      <text:p text:style-name="P3"><text:span text:style-name="T5">VisionStream</text:span> is a blockchain-powered video sharing platform built on Ethereum, designed to give creators and viewers greater control, transparency, and fairness in the content ecosystem. By leveraging Web3 technology, VisionStream eliminates centralized control, enabling censorship resistance, equitable revenue distribution, and secure content management.</text:p>
      <text:p text:style-name="P13"><text:bookmark text:name="_1zhgea3e91eu"/><text:span text:style-name="T6">Key Features:</text:span></text:p>
      <text:list xml:id="list2168379727" text:style-name="WWNum1">
        <text:list-item>
          <text:p text:style-name="P6"><text:span text:style-name="T7">Smart Contracts</text:span>: Automate content monetization, royalty distribution, and subscription services, ensuring secure and tamper-proof payments for creators.</text:p>
        </text:list-item>
        <text:list-item>
          <text:p text:style-name="P8"><text:span text:style-name="T5">Decentralized Content Storage</text:span>: Uses blockchain and IPFS (InterPlanetary File System) to store videos, ensuring high availability, data security, and freedom from censorship.</text:p>
        </text:list-item>
        <text:list-item>
          <text:p text:style-name="P8"><text:span text:style-name="T5">Tokenized Monetization</text:span>: Creators earn cryptocurrency or platform tokens for views, subscriptions, and donations, offering instant and borderless income opportunities.</text:p>
        </text:list-item>
        <text:list-item>
          <text:p text:style-name="P8"><text:span text:style-name="T5">NFT Video Ownership</text:span>: Mint exclusive videos as NFTs, allowing creators to sell unique content and enabling users to trade or own valuable digital media assets.</text:p>
        </text:list-item>
        <text:list-item>
          <text:p text:style-name="P8"><text:span text:style-name="T5">Incentivized Viewer Engagement</text:span>: Reward viewers with tokens for activities like watching, liking, commenting, and sharing, fostering an interactive and incentivized community.</text:p>
        </text:list-item>
        <text:list-item>
          <text:p text:style-name="P10"><text:span text:style-name="T5">Decentralized Governance</text:span>: Empowers the community to vote on content policies, moderation rules, and platform features through a DAO (Decentralized Autonomous Organization).</text:p>
        </text:list-item>
      </text:list>
      <text:p text:style-name="P3"><text:span text:style-name="T5">VisionStream</text:span> transforms the video-sharing landscape by removing intermediaries, fostering innovation, and protecting freedom of expression. It provides creators with complete ownership of their content and revenue streams while engaging viewers in a fair and rewarding platform, setting a new standard for decentralized video sha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swald" svg:font-family="Oswald"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swald1" svg:font-family="Oswald"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24242" style:font-name="Source Code Pro" fo:font-size="10pt" fo:language="en" fo:country="none" style:letter-kerning="false" style:font-name-asian="Source Code Pro1" style:font-size-asian="10pt" style:language-asian="zh" style:country-asian="CN" style:font-name-complex="Source Code Pr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24242" style:font-name="Source Code Pro" fo:font-size="10pt" fo:language="en" fo:country="none" style:letter-kerning="false" style:font-name-asian="Source Code Pro1" style:font-size-asian="10pt" style:language-asian="zh" style:country-asian="CN" style:font-name-complex="Source Code Pr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break-before="auto" fo:break-after="auto" fo:keep-with-next="always"/>
      <style:text-properties fo:color="#424242"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break-before="auto" fo:break-after="auto" fo:keep-with-next="always"/>
      <style:text-properties fo:color="#e31c60"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222in" fo:margin-bottom="0in" loext:contextual-spacing="false" fo:line-height="150%" fo:keep-together="always" fo:break-before="auto" fo:break-after="auto" fo:keep-with-next="always"/>
      <style:text-properties fo:color="#424242" style:font-name="Oswald" fo:font-family="Oswald" style:font-family-generic="roman" style:font-pitch="variable" fo:font-size="12pt" style:font-name-asian="Oswald1" style:font-family-asian="Oswald" style:font-family-generic-asian="system" style:font-pitch-asian="variable" style:font-size-asian="12pt" style:font-name-complex="Oswald1" style:font-family-complex="Oswald"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Oswald" fo:font-family="Oswald" style:font-family-generic="roman" style:font-pitch="variable" fo:font-size="36pt" style:font-name-asian="Oswald1" style:font-family-asian="Oswald" style:font-family-generic-asian="system" style:font-pitch-asian="variable" style:font-size-asian="36pt" style:font-name-complex="Oswald1" style:font-family-complex="Oswald"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0835in" fo:margin-bottom="0in" loext:contextual-spacing="false" fo:line-height="100%" fo:keep-together="always" fo:break-before="auto" fo:break-after="auto" fo:keep-with-next="always"/>
      <style:text-properties fo:color="#e31c60"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9" meta:word-count="691" meta:character-count="5456" meta:non-whitespace-character-count="4800"/>
    <meta:generator>LibreOfficeDev/6.0.5.2$Linux_X86_64 LibreOffice_project/</meta:generator>
  </office:meta>
</office:document-meta>
</file>